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eu" fo:country="none" style:font-size-asian="10.5pt"/>
    </style:style>
    <style:style style:name="P2" style:family="paragraph">
      <style:paragraph-properties fo:text-align="center"/>
    </style:style>
    <style:style style:name="T1" style:family="text">
      <style:text-properties fo:language="eu" fo:country="none" style:font-size-asian="10.5pt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/>
    </style:style>
    <style:style style:name="gr3" style:family="graphic">
      <style:graphic-properties draw:stroke="none" svg:stroke-color="#000000" draw:fill="none" draw:fill-color="#ffffff" fo:min-height="0.185cm" style:run-through="foreground"/>
    </style:style>
    <style:style style:name="gr4" style:family="graphic">
      <style:graphic-properties draw:stroke="none" svg:stroke-color="#000000" draw:fill="none" draw:fill-color="#ffffff" fo:min-height="1.244cm" style:run-through="foreground"/>
    </style:style>
    <style:style style:name="gr5" style:family="graphic">
      <style:graphic-properties draw:stroke="none" svg:stroke-color="#000000" draw:fill="none" draw:fill-color="#ffffff" fo:min-height="0.794cm" style:run-through="foreground"/>
    </style:style>
    <style:style style:name="gr6" style:family="graphic">
      <style:graphic-properties draw:stroke="none" svg:stroke-color="#000000" draw:fill="none" draw:fill-color="#ffffff" fo:min-height="0.688cm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none" svg:stroke-color="#000000" draw:fill="none" draw:fill-color="#ffffff" fo:min-height="1.058cm" style:run-through="foreground"/>
    </style:style>
    <style:style style:name="gr9" style:family="graphic">
      <style:graphic-properties draw:stroke="none" svg:stroke-color="#000000" draw:fill="none" draw:fill-color="#ffffff" fo:min-height="0.926cm" style:run-through="foreground"/>
    </style:style>
    <style:style style:name="gr10" style:family="graphic">
      <style:graphic-properties draw:stroke="none" svg:stroke-color="#000000" draw:fill="none" draw:fill-color="#ffffff" fo:min-height="1.005cm" style:run-through="foreground"/>
    </style:style>
    <style:style style:name="gr11" style:family="graphic">
      <style:graphic-properties draw:textarea-horizontal-align="center" draw:textarea-vertical-align="middle" style:run-through="foreground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Azaldu nola kalkulatzen duzun robota eta paretaren arteko angelua</text:p>
      <text:p text:style-name="P1"/>
      <text:p text:style-name="P1">Laserrak ematen dizkigun izpiak robotarekiko erlatiboak diren puntuetan bihurtzen ditugu. </text:p>
      <text:p text:style-name="P1"/>
      <text:p text:style-name="P1"><draw:g text:anchor-type="paragraph" draw:z-index="0" draw:style-name="gr1"><draw:custom-shape draw:style-name="gr2" svg:width="9.42cm" svg:height="4.075cm" svg:x="1.515cm" svg:y="0.041cm"><text:p/><draw:enhanced-geometry svg:viewBox="0 0 21600 21600" draw:glue-points="10800 0 5400 10800 0 21600 10800 21600 21600 21600 16200 10800" draw:text-areas="1900 12700 12700 19700" draw:mirror-horizontal="true" draw:type="right-triangle" draw:enhanced-path="M 0 0 L 21600 21600 0 21600 0 0 Z N"/></draw:custom-shape><draw:frame draw:style-name="gr3" svg:width="1.324cm" svg:height="0.976cm" svg:x="6.701cm" svg:y="0.898cm"><draw:text-box><text:p>Dist</text:p><text:p/></draw:text-box></draw:frame><draw:frame draw:style-name="gr4" svg:width="2.541cm" svg:height="1.244cm" svg:x="3.394cm" svg:y="3.491cm"><draw:text-box><text:p>Theta</text:p></draw:text-box></draw:frame><draw:frame draw:style-name="gr5" svg:width="2.541cm" svg:height="0.795cm" svg:x="5.934cm" svg:y="4.285cm"><draw:text-box><text:p>x</text:p></draw:text-box></draw:frame><draw:frame draw:style-name="gr6" svg:width="3.07cm" svg:height="0.689cm" svg:x="11.331cm" svg:y="1.745cm"><draw:text-box><text:p>y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><draw:polyline text:anchor-type="paragraph" draw:z-index="2" draw:style-name="gr12" draw:text-style-name="P2" svg:width="0.502cm" svg:height="0.211cm" draw:transform="rotate (-1.5707963267949) translate (2.70580555555555cm 0.321027777777778cm)" svg:viewBox="0 0 503 212" draw:points="0,212 159,0 503,185"><text:p/></draw:polyline></text:p>
      <text:p text:style-name="P1"/>
      <text:p text:style-name="P1"/>
      <text:p text:style-name="P1"/>
      <text:p text:style-name="P1"/>
      <text:p text:style-name="P1">Laserrak, Theta angelua ematen digu eta Dist distantzia ematen digu. Ondorioz:</text:p>
      <text:p text:style-name="P1"><text:tab/>x = -dist * sin(Theta);</text:p>
      <text:p text:style-name="P1"><text:tab/>y = <text:s/>dist * cos(Theta);</text:p>
      <text:p text:style-name="P1"/>
      <text:p text:style-name="P1">Puntuak ditugunean regresio lineala aplikatu dezakegu. c0 + x*c1 motako zuzen bat izango dugu. Robotarekiko erlatiboak direnez puntuak, robota beti (0,0) puntuan dago, x ardatzaren norabidean begiratzen. Ondorioz, robotak paretarekiko izango duen angelua x ardatza eta y = x*c1 zuzenaren arteko angelua da.</text:p>
      <text:p text:style-name="P1"><draw:g text:anchor-type="paragraph" draw:z-index="1" draw:style-name="gr1"><draw:g draw:style-name="gr7"><draw:custom-shape draw:style-name="gr2" svg:width="4.786cm" svg:height="6.88cm" svg:x="2.041cm" svg:y="1.216cm"><text:p/><draw:enhanced-geometry svg:viewBox="0 0 21600 21600" draw:glue-points="10800 0 5400 10800 0 21600 10800 21600 21600 21600 16200 10800" draw:text-areas="1900 12700 12700 19700" draw:mirror-horizontal="true" draw:type="right-triangle" draw:enhanced-path="M 0 0 L 21600 21600 0 21600 0 0 Z N"/></draw:custom-shape><draw:frame draw:style-name="gr8" svg:width="1.8cm" svg:height="1.059cm" svg:x="1.145cm" svg:y="8.28cm"><draw:text-box><text:p>(0, 0)</text:p></draw:text-box></draw:frame><draw:frame draw:style-name="gr9" svg:width="1.8cm" svg:height="0.927cm" svg:x="6.516cm" svg:y="8.359cm"><draw:text-box><text:p>(1, 0)</text:p></draw:text-box></draw:frame><draw:frame draw:style-name="gr8" svg:width="2.408cm" svg:height="1.059cm" svg:x="6.304cm" svg:y="0.66cm"><draw:text-box><text:p>(1, c1)</text:p></draw:text-box></draw:frame><draw:frame draw:style-name="gr10" svg:width="1.403cm" svg:height="1.006cm" svg:x="5.696cm" svg:y="2.935cm"><draw:text-box><text:p>Theta</text:p></draw:text-box></draw:frame></draw:g><draw:polyline draw:style-name="gr11" draw:text-style-name="P2" svg:width="0.5cm" svg:height="0.249cm" draw:transform="rotate (-0.726580567605239) translate (6.51175987548589cm 1.75563043143271cm)" svg:viewBox="0 0 501 250" draw:points="0,233 299,250 501,0 501,0"><text:p/></draw:polylin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ta, c1 eta robotaren arteko angelua izango da. Argi dago tan(Theta) = 1 / |c1|, beraz Theta = arctan(1 / |c1|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si </meta:initial-creator>
    <meta:creation-date>2014-11-12T18:34:25</meta:creation-date>
    <dc:date>2014-11-12T19:15:54</dc:date>
    <dc:creator>icsi </dc:creator>
    <meta:editing-duration>PT9M27S</meta:editing-duration>
    <meta:editing-cycles>1</meta:editing-cycles>
    <meta:document-statistic meta:table-count="0" meta:image-count="0" meta:object-count="0" meta:page-count="1" meta:paragraph-count="7" meta:word-count="104" meta:character-count="702" meta:non-whitespace-character-count="601"/>
    <meta:generator>LibreOffice/3.5$Linux_X86_64 LibreOffice_project/350m1$Build-2</meta:generator>
  </office:meta>
</office:document-meta>
</file>